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15">
            <text:p>15015</text:p>
          </table:table-cell>
          <table:table-cell office:value-type="float" office:value="20015">
            <text:p>20015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5">
            <text:p>55015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15">
            <text:p>150015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5">
            <text:p>165015</text:p>
          </table:table-cell>
          <table:table-cell office:value-type="float" office:value="170046">
            <text:p>170046</text:p>
          </table:table-cell>
          <table:table-cell office:value-type="float" office:value="175015">
            <text:p>175015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34.15612093244">
            <text:p>7034,16</text:p>
          </table:table-cell>
          <table:table-cell table:number-columns-repeated="10" office:value-type="float" office:value="6924.12155973423">
            <text:p>6924,12</text:p>
          </table:table-cell>
          <table:table-cell table:number-columns-repeated="4" office:value-type="float" office:value="6814.39732821245">
            <text:p>6814,4</text:p>
          </table:table-cell>
          <table:table-cell office:value-type="float" office:value="6772.64673895758">
            <text:p>6772,65</text:p>
          </table:table-cell>
          <table:table-cell table:number-columns-repeated="42" office:value-type="float" office:value="6540.38720870558">
            <text:p>6540,3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644.67841790931">
            <text:p>6644,68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8839.3784138867">
            <text:p>28839,38</text:p>
          </table:table-cell>
          <table:table-cell table:number-columns-repeated="58"/>
        </table:table-row>
        <table:table-row table:style-name="ro1" table:number-rows-repeated="4">
          <table:table-cell table:number-columns-repeated="60"/>
        </table:table-row>
        <table:table-row table:style-name="ro1">
          <table:table-cell/>
          <table:table-cell>
            <draw:frame table:end-cell-address="Sheet1.G31" table:end-x="3.033cm" table:end-y="0.214cm" draw:z-index="0" svg:width="19.158cm" svg:height="9.073cm" svg:x="2.129cm" svg:y="0.17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6:19</meta:creation-date>
    <dc:creator>Hugo Meyer</dc:creator>
    <dc:date>2007-12-26T18:03:09</dc:date>
    <dc:language>es-ES</dc:languag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7999992370605pt" style:font-family-asian="'Arial Unicode MS'" style:font-pitch-asian="variable" style:font-size-asian="16.7999992370605pt" style:font-family-complex="Tahoma" style:font-pitch-complex="variable" style:font-size-complex="16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Arial Unicode MS'" style:font-pitch-asian="variable" style:font-size-asian="11.6999998092651pt" style:font-family-complex="Tahoma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159cm" svg:height="9.074cm" chart:class="chart:scatter" chart:style-name="ch1">
        <chart:title svg:x="7.351cm" svg:y="0.18cm" chart:style-name="ch2">
          <text:p>Tiempo vs Costo</text:p>
        </chart:title>
        <chart:legend chart:legend-position="end" svg:x="17.533cm" svg:y="4.294cm" chart:style-name="ch3"/>
        <chart:plot-area chart:style-name="ch4" table:cell-range-address="Sheet1.$A$1:.$BH$2" chart:data-source-has-labels="column" chart:table-number-list="0" svg:x="0.382cm" svg:y="1.209cm" svg:width="16.388cm" svg:height="7.685cm">
          <chart:axis chart:dimension="x" chart:name="primary-x" chart:style-name="ch5">
            <chart:title svg:x="8.505cm" svg:y="8.41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82cm" svg:y="4.767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15">
                <text:p>10015</text:p>
              </table:table-cell>
              <table:table-cell office:value-type="float" office:value="15015">
                <text:p>15015</text:p>
              </table:table-cell>
              <table:table-cell office:value-type="float" office:value="20015">
                <text:p>20015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5">
                <text:p>40015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15">
                <text:p>55015</text:p>
              </table:table-cell>
              <table:table-cell office:value-type="float" office:value="60000">
                <text:p>60000</text:p>
              </table:table-cell>
              <table:table-cell office:value-type="float" office:value="65015">
                <text:p>65015</text:p>
              </table:table-cell>
              <table:table-cell office:value-type="float" office:value="70015">
                <text:p>70015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15">
                <text:p>90015</text:p>
              </table:table-cell>
              <table:table-cell office:value-type="float" office:value="95015">
                <text:p>95015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15">
                <text:p>135015</text:p>
              </table:table-cell>
              <table:table-cell office:value-type="float" office:value="140000">
                <text:p>140000</text:p>
              </table:table-cell>
              <table:table-cell office:value-type="float" office:value="145031">
                <text:p>145031</text:p>
              </table:table-cell>
              <table:table-cell office:value-type="float" office:value="150015">
                <text:p>150015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5">
                <text:p>165015</text:p>
              </table:table-cell>
              <table:table-cell office:value-type="float" office:value="170046">
                <text:p>170046</text:p>
              </table:table-cell>
              <table:table-cell office:value-type="float" office:value="175015">
                <text:p>175015</text:p>
              </table:table-cell>
              <table:table-cell office:value-type="float" office:value="180015">
                <text:p>180015</text:p>
              </table:table-cell>
              <table:table-cell office:value-type="float" office:value="185015">
                <text:p>185015</text:p>
              </table:table-cell>
              <table:table-cell office:value-type="float" office:value="190015">
                <text:p>190015</text:p>
              </table:table-cell>
              <table:table-cell office:value-type="float" office:value="195015">
                <text:p>195015</text:p>
              </table:table-cell>
              <table:table-cell office:value-type="float" office:value="200015">
                <text:p>200015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5">
                <text:p>230015</text:p>
              </table:table-cell>
              <table:table-cell office:value-type="float" office:value="235000">
                <text:p>235000</text:p>
              </table:table-cell>
              <table:table-cell office:value-type="float" office:value="240015">
                <text:p>240015</text:p>
              </table:table-cell>
              <table:table-cell office:value-type="float" office:value="245015">
                <text:p>245015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15">
                <text:p>260015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15">
                <text:p>275015</text:p>
              </table:table-cell>
              <table:table-cell office:value-type="float" office:value="280000">
                <text:p>280000</text:p>
              </table:table-cell>
              <table:table-cell office:value-type="float" office:value="285015">
                <text:p>285015</text:p>
              </table:table-cell>
              <table:table-cell office:value-type="float" office:value="290015">
                <text:p>290015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34.15612093244">
                <text:p>7034.15612093244</text:p>
              </table:table-cell>
              <table:table-cell office:value-type="float" office:value="7034.15612093244">
                <text:p>7034.15612093244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924.12155973423">
                <text:p>6924.12155973423</text:p>
              </table:table-cell>
              <table:table-cell office:value-type="float" office:value="6814.39732821245">
                <text:p>6814.39732821245</text:p>
              </table:table-cell>
              <table:table-cell office:value-type="float" office:value="6814.39732821245">
                <text:p>6814.39732821245</text:p>
              </table:table-cell>
              <table:table-cell office:value-type="float" office:value="6814.39732821245">
                <text:p>6814.39732821245</text:p>
              </table:table-cell>
              <table:table-cell office:value-type="float" office:value="6814.39732821245">
                <text:p>6814.39732821245</text:p>
              </table:table-cell>
              <table:table-cell office:value-type="float" office:value="6772.64673895758">
                <text:p>6772.646738957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  <table:table-cell office:value-type="float" office:value="6540.38720870558">
                <text:p>6540.3872087055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